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5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office:value-type="string" calcext:value-type="string">
            <text:p>No Blockers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 table:style-name="ce10" table:number-columns-repeated="7"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 table:style-name="ce10" table:number-columns-repeated="4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6" office:value-type="string" calcext:value-type="string">
            <text:p>40 (dam), 12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 table:style-name="ce10"/>
          <table:table-cell table:style-name="ce7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70" calcext:value-type="float">
            <text:p>27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table:style-name="ce8"/>
          <table:table-cell table:style-name="ce2" table:number-columns-repeated="2"/>
          <table:table-cell table:style-name="Default"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table:style-name="ce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attle for Reach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3-23T15:15:25.900000000</dc:date>
    <meta:editing-duration>P4DT10H45M37S</meta:editing-duration>
    <meta:editing-cycles>432</meta:editing-cycles>
    <meta:generator>LibreOffice/7.3.4.2$Windows_X86_64 LibreOffice_project/728fec16bd5f605073805c3c9e7c4212a0120dc5</meta:generator>
    <meta:document-statistic meta:table-count="1" meta:cell-count="664" meta:object-count="0"/>
  </office:meta>
</office:document-meta>
</file>